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registered user is able to successfully log in with valid credentials #smok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Note down @username of found user</text:p>
          </table:table-cell>
          <table:table-cell office:value-type="string" table:style-name="ce3">
            <text:p>The note is tak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Note down @password of found user</text:p>
          </table:table-cell>
          <table:table-cell office:value-type="string" table:style-name="ce3">
            <text:p>The note is tak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In "Username" field enter @username</text:p>
          </table:table-cell>
          <table:table-cell office:value-type="string" table:style-name="ce3">
            <text:p>"Username"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In "Password" field enter @password</text:p>
          </table:table-cell>
          <table:table-cell office:value-type="string" table:style-name="ce3">
            <text:p>"Password"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Click on "Log in" button</text:p>
          </table:table-cell>
          <table:table-cell office:value-type="string" table:style-name="ce3">
            <text:p>User is redirected to Dashboar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7:41Z</meta:creation-date>
    <dc:date>2022-07-01T08:49:15Z</dc:date>
  </office:meta>
</office:document-meta>
</file>